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6.5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Grow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Different crop type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_23_11_25</text:p>
          </table:table-cell>
          <table:table-cell office:value-type="string" calcext:value-type="string">
            <text:p>Barley and soybean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Canola and pea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_21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1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W_30_11_24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26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Use field boundary from 2018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Canola and pea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9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 3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3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 06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 06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 01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 01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W 0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W 0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TE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TE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 26</text:p>
          </table:table-cell>
          <table:table-cell office:value-type="string" calcext:value-type="string">
            <text:p>Use field boundary from 2019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20</text:p>
          </table:table-cell>
          <table:table-cell office:value-type="string" calcext:value-type="string">
            <text:p>Use field boundary from 2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 34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34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35 15</text:p>
          </table:table-cell>
          <table:table-cell office:value-type="string" calcext:value-type="string">
            <text:p>Use field boundary from 2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Use field boundary from 2018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Questions</text:p>
          </table:table-cell>
        </table:table-row>
        <table:table-row table:style-name="ro1">
          <table:table-cell office:value-type="string" calcext:value-type="string">
            <text:p>How to deal with bare/flooded spots/ephemeral wetlands? Should this be treated like a regular field edge?</text:p>
          </table:table-cell>
        </table:table-row>
        <table:table-row table:style-name="ro1">
          <table:table-cell office:value-type="string" calcext:value-type="string">
            <text:p>Arguably these are different from data missing areas, so I think so</text:p>
          </table:table-cell>
        </table:table-row>
        <table:table-row table:style-name="ro1">
          <table:table-cell office:value-type="string" calcext:value-type="string">
            <text:p>However, we’re more interested in permanent features rather than holes, so probably not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00-00-00</text:date>, <text:time style:data-style-name="N2" text:time-value="11:42:57.060510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1:27:17.988998985</meta:creation-date>
    <dc:date>2021-04-26T14:36:57.088484924</dc:date>
    <meta:editing-duration>PT2H54M36S</meta:editing-duration>
    <meta:editing-cycles>10</meta:editing-cycles>
    <meta:generator>LibreOffice/6.4.7.2$Linux_X86_64 LibreOffice_project/40$Build-2</meta:generator>
    <meta:document-statistic meta:table-count="2" meta:cell-count="212" meta:object-count="0"/>
  </office:meta>
</office:document-meta>
</file>